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T22" style:parent-style-name="DefaultParagraphFont" style:family="text">
      <style:text-properties fo:language="en" fo:country="US"/>
    </style:style>
  </office:automatic-styles>
  <office:body>
    <office:text text:use-soft-page-breaks="true">
      <text:p text:style-name="P1">Group 6 Testing Questionaire</text:p>
      <text:p text:style-name="Standard"/>
      <text:p text:style-name="Standard">Q1: How well did <text:s/>the game run on your machine? Any framerate issues?</text:p>
      <text:p text:style-name="P2">The game ran smoothly, the camera is a bit sluggish in movement and a bit to fast in rotation, no framerate issues on a higher spec PC.</text:p>
      <text:p text:style-name="P3"/>
      <text:p text:style-name="Standard">Q2: Were you able to work out the hunting mechanic without assistance?</text:p>
      <text:p text:style-name="P4">Yes, although it didn’t seem like my hunters were going out to hunt the selected dinosaur and I had to be told how to add more hunters to the selected hunt.</text:p>
      <text:p text:style-name="P5"/>
      <text:p text:style-name="Standard">Q3: Were<text:s/>you able to successfully hunt any dinosaurs? If so, which ones, and how? Which weapons and armour did you use and how many hunters did you send?</text:p>
      <text:p text:style-name="P6">I was successful in hunting one, it wasn’t the one I was hunting… it was one that got hungry and attacked my village along with two others. The one that was killed was a carnivore I don’t know which type it was, it wasn’t very clear as all were unnamed. I’m pretty sure my hunters just ganged up on it even though half of them died. I had wood armor and crystal guns on all my hunters. 4 hunters were in my village the other 1 was on a hunt.<text:s/>This has to my questions within one question.</text:p>
      <text:p text:style-name="P7"/>
      <text:p text:style-name="Standard">Q4: Were you able to construct any buildings without assistance?</text:p>
      <text:p text:style-name="P8">The construction of building was simple, but it wasn’t clear as to what each would do most seemed to just open more and more UI where as one appeared to do nothing.</text:p>
      <text:p text:style-name="P9"/>
      <text:p text:style-name="Standard">Q5: Was it clear what each of the buildings<text:s/>did and how to use them?</text:p>
      <text:p text:style-name="P10">I didn’t understand the armory, barracks and<text:s/>granary<text:s/>and had to be told how to use them.</text:p>
      <text:p text:style-name="P11"/>
      <text:p text:style-name="Standard">Q6: Did you encounter any bugs while playing? If so, what were they and what lead to them occuring?</text:p>
      <text:p text:style-name="P12">Yes, clicking return from hunt didn’t seem to do anything, this happened because I was trying to defend my village from dinosaurs attacking but couldn’t get my hunter to return. My villagers died during the dinosaur attack but remained active for the rest of the game.</text:p>
      <text:p text:style-name="P13"/>
      <text:p text:style-name="Standard">Q7: Did you enjoy the game? If so, which aspects?</text:p>
      <text:p text:style-name="P14">Not really, as I couldn’t figure out exactly what I was doing and what buildings did, which made me lose interest.</text:p>
      <text:p text:style-name="P15"/>
      <text:p text:style-name="Standard">Q8: Was there anything you didn't enjoy? If so, which aspects?</text:p>
      <text:p text:style-name="P16">I didn’t enjoy being attacked by higher level carnivores at the start of the game, I disliked that I couldn’t build defenses to prevent dinosaur attacks, you have wood why no fences?</text:p>
      <text:p text:style-name="P17"/>
      <text:p text:style-name="Standard">Q9: Was there<text:s/>anything you couldn't understand? If so, what?</text:p>
      <text:p text:style-name="P18">I couldn’t understand the buildings, this question seems to be repeated quite often, are you expecting people to not understand your game?</text:p>
      <text:p text:style-name="P19"/>
      <text:p text:style-name="Standard">Q10: How long did you play for?</text:p>
      <text:p text:style-name="P20">Around 5-10 minutes.</text:p>
      <text:p text:style-name="P21"/>
      <text:p text:style-name="Standard">Q11: Anything else to add relating to the game that doesn't fit in the categories above?</text:p>
      <text:p text:style-name="Standard"><text:span text:style-name="T22">It would be a good idea to add in some customization to the buildings namely rotation, names above the dinosaurs to make it simpler to find them in the hunt catalogue and add in a safety net such as fences or a safe house to prevent loss of characters early 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ss Warren</dc:creator>
    <meta:creation-date>2018-03-20T21:58:00Z</meta:creation-date>
    <dc:date>2018-03-20T21:58:00Z</dc:date>
    <meta:template xlink:href="Normal" xlink:type="simple"/>
    <meta:editing-cycles>2</meta:editing-cycles>
    <meta:editing-duration>PT60S</meta:editing-duration>
    <meta:user-defined meta:name="Info 1"/>
    <meta:user-defined meta:name="Info 2"/>
    <meta:user-defined meta:name="Info 3"/>
    <meta:user-defined meta:name="Info 4"/>
    <meta:document-statistic meta:page-count="1" meta:paragraph-count="5" meta:word-count="431" meta:character-count="2883" meta:row-count="20" meta:non-whitespace-character-count="2457"/>
  </office:meta>
</office:document-meta>
</file>